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.7993in" fo:margin-left="0.4097in" fo:margin-right="1.1771in" table:align="margins"/>
    </style:style>
    <style:style style:name="Table3.A" style:family="table-column">
      <style:table-column-properties style:column-width="0.3507in" style:rel-column-width="505*"/>
    </style:style>
    <style:style style:name="Table3.B" style:family="table-column">
      <style:table-column-properties style:column-width="0.35in" style:rel-column-width="504*"/>
    </style:style>
    <style:style style:name="Table3.C" style:family="table-column">
      <style:table-column-properties style:column-width="0.3681in" style:rel-column-width="530*"/>
    </style:style>
    <style:style style:name="Table3.E" style:family="table-column">
      <style:table-column-properties style:column-width="0.3799in" style:rel-column-width="547*"/>
    </style:style>
    <style:style style:name="Table3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1.5854in" table:align="left"/>
    </style:style>
    <style:style style:name="Table5.A" style:family="table-column">
      <style:table-column-properties style:column-width="1.5854in"/>
    </style:style>
    <style:style style:name="Table5.A1" style:family="table-cell" style:data-style-name="N0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shadow="none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1.5708in" table:align="left"/>
    </style:style>
    <style:style style:name="Table6.A" style:family="table-column">
      <style:table-column-properties style:column-width="1.5708in"/>
    </style:style>
    <style:style style:name="Table6.A1" style:family="table-cell" style:data-style-name="N0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4438in" table:align="right"/>
    </style:style>
    <style:style style:name="Table7.A" style:family="table-column">
      <style:table-column-properties style:column-width="2.9868in"/>
    </style:style>
    <style:style style:name="Table7.B" style:family="table-column">
      <style:table-column-properties style:column-width="3.4569in"/>
    </style:style>
    <style:style style:name="Table7.1" style:family="table-row">
      <style:table-row-properties style:min-row-height="1.2021in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Georgia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 style:list-style-name="L1">
      <style:text-properties style:font-name="Courier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9pt" style:font-size-asian="9pt" style:font-size-complex="9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ourier1" fo:font-size="9pt" fo:font-weight="normal" style:font-size-asian="9pt" style:font-weight-asian="normal" style:font-size-complex="9pt" style:font-weight-complex="normal"/>
    </style:style>
    <style:style style:name="P9" style:family="paragraph" style:parent-style-name="Answer" style:list-style-name="L1"/>
    <style:style style:name="P10" style:family="paragraph" style:parent-style-name="Table_20_Contents">
      <style:paragraph-properties fo:text-align="start" style:justify-single-word="false"/>
      <style:text-properties style:font-name="Georgia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Courier1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 style:list-style-name="L1">
      <style:paragraph-properties fo:text-align="start" style:justify-single-word="false"/>
      <style:text-properties style:font-name="Courier1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ourier1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weight="normal" style:font-weight-asian="normal" style:font-weight-complex="normal"/>
    </style:style>
    <style:style style:name="T3" style:family="text">
      <style:text-properties style:font-name="Courier" fo:font-weight="normal" style:font-weight-asian="normal" style:font-weight-complex="normal"/>
    </style:style>
    <style:style style:name="T4" style:family="text">
      <style:text-properties style:font-name="Courier1"/>
    </style:style>
    <style:style style:name="T5" style:family="text">
      <style:text-properties fo:color="#0099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me: </text:span>__________________________ <text:s text:c="6"/><text:span text:style-name="T1">Net ID:</text:span> ________ (ex: abc123)<text:span text:style-name="T1"><text:line-break/></text:span></text:p>
      <text:p text:style-name="P1">CSCI-UA.0002 – For Loops, Nesting, Some Conditions</text:p>
      <text:p text:style-name="P3"/>
      <text:list xml:id="list40091787976434361" text:style-name="L1">
        <text:list-item>
          <text:p text:style-name="P4">What sequence of numbers are created by the following ranges (“no sequence” is possible)?<text:line-break/></text:p>
          <text:list>
            <text:list-item>
              <text:p text:style-name="P9">range(4)<text:tab/><text:tab/>_________________________________ <text:span text:style-name="T5">0, 1, </text:span><text:span text:style-name="Answer">2</text:span><text:span text:style-name="T5">, 3</text:span><text:line-break/></text:p>
            </text:list-item>
            <text:list-item>
              <text:p text:style-name="P8">range(2, 4)<text:tab/><text:tab/>_________________________________ <text:span text:style-name="Answer">2, 3</text:span><text:line-break/></text:p>
            </text:list-item>
            <text:list-item>
              <text:p text:style-name="P8">range(2, 8, 2)<text:tab/>_________________________________ <text:span text:style-name="Answer">2, 4, 6</text:span><text:line-break/></text:p>
            </text:list-item>
            <text:list-item>
              <text:p text:style-name="P8">range(10, 6, -1)<text:tab/>_________________________________ <text:span text:style-name="Answer">10, 9, 8, 7</text:span><text:line-break/></text:p>
            </text:list-item>
            <text:list-item>
              <text:p text:style-name="P4"><text:span text:style-name="T4">range(10, 6)<text:tab/><text:tab/>_________________________________ </text:span><text:span text:style-name="Answer">no sequence</text:span><text:line-break/></text:p>
              <text:p text:style-name="P5"/>
            </text:list-item>
          </text:list>
        </text:list-item>
        <text:list-item>
          <text:p text:style-name="P12">What is the output of the following code (“no output” or “error” are possible)?<text:line-break/></text:p>
          <text:list>
            <text:list-item>
              <text:p text:style-name="P12"><text:span text:style-name="T4">answer = 'a'</text:span></text:p>
              <text:p text:style-name="P15">result = answer != 'a' or answer != 'A'<text:tab/><text:tab/>_______________ <text:span text:style-name="Answer">True</text:span></text:p>
              <text:p text:style-name="P15">print(result)</text:p>
              <text:p text:style-name="P15"/>
              <text:p text:style-name="P15"/>
            </text:list-item>
            <text:list-item>
              <text:p text:style-name="P15">answer = 'a'</text:p>
              <text:p text:style-name="P15">result = answer != 'a' and answer != 'A'<text:tab/>_______________ <text:span text:style-name="Answer">False</text:span></text:p>
              <text:p text:style-name="P12"><text:span text:style-name="T4">print(result)<text:line-break/></text:span></text:p>
            </text:list-item>
          </text:list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/>
            <text:list xml:id="list1859093018" text:continue-numbering="true" text:style-name="L1">
              <text:list-item>
                <text:list>
                  <text:list-item>
                    <text:p text:style-name="P15">for i in range(3):</text:p>
                    <text:p text:style-name="P15"><text:s text:c="4"/>if i == 1:</text:p>
                    <text:p text:style-name="P15"><text:s text:c="8"/>break</text:p>
                    <text:p text:style-name="P15"><text:s text:c="4"/>print(i)</text:p>
                  </text:list-item>
                </text:list>
              </text:list-item>
            </text:list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float" office:value="0">
                  <text:p text:style-name="P16"><text:span text:style-name="Answer">0</text:span></text:p>
                </table:table-cell>
              </table:table-row>
              <table:table-row>
                <table:table-cell table:style-name="Table5.A2" office:value-type="string">
                  <text:p text:style-name="P16"><text:span text:style-name="Answer"/></text:p>
                </table:table-cell>
              </table:table-row>
              <table:table-row>
                <table:table-cell table:style-name="Table5.A2" office:value-type="string">
                  <text:p text:style-name="P16"><text:span text:style-name="Answer"/></text:p>
                </table:table-cell>
              </table:table-row>
            </table:table>
            <text:p text:style-name="P16"/>
          </table:table-cell>
        </table:table-row>
      </table:table>
      <text:list xml:id="list1613622286" text:continue-numbering="true" text:style-name="L1">
        <text:list-item>
          <text:list>
            <text:list-header>
              <text:p text:style-name="P12"/>
            </text:list-header>
          </text:list>
        </text:list-item>
      </text:list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list xml:id="list1303115449" text:continue-numbering="true" text:style-name="L1">
              <text:list-item>
                <text:list>
                  <text:list-item>
                    <text:p text:style-name="P15">for i in range(3):</text:p>
                    <text:p text:style-name="P15"><text:s text:c="4"/>if i == 1:</text:p>
                    <text:p text:style-name="P15"><text:s text:c="8"/>continue</text:p>
                    <text:p text:style-name="P15"><text:s text:c="4"/>print(i)</text:p>
                  </text:list-item>
                </text:list>
              </text:list-item>
            </text:list>
          </table:table-cell>
          <table:table-cell table:style-name="Table4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float" office:value="0">
                  <text:p text:style-name="P10"><text:span text:style-name="Answer">0</text:span></text:p>
                </table:table-cell>
              </table:table-row>
              <table:table-row>
                <table:table-cell table:style-name="Table6.A2" office:value-type="float" office:value="2">
                  <text:p text:style-name="P10"><text:span text:style-name="Answer">2</text:span></text:p>
                </table:table-cell>
              </table:table-row>
              <table:table-row>
                <table:table-cell table:style-name="Table6.A3" office:value-type="string">
                  <text:p text:style-name="P10"><text:span text:style-name="Answer"/></text:p>
                </table:table-cell>
              </table:table-row>
            </table:table>
            <text:p text:style-name="P10"/>
          </table:table-cell>
        </table:table-row>
      </table:table>
      <text:p text:style-name="P11"/>
      <text:list xml:id="list999968200" text:continue-numbering="true" text:style-name="L1">
        <text:list-item>
          <text:p text:style-name="P12">What is the output of the code below? Use the grid on the right to show the output.<text:line-break/></text:p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list xml:id="list1982848588" text:continue-numbering="true" text:style-name="L1">
              <text:list-header>
                <text:p text:style-name="P7"><text:span text:style-name="T3">display = ''</text:span></text:p>
                <text:p text:style-name="P7"><text:span text:style-name="T3">outer_end, inner_end = 4, 2</text:span></text:p>
                <text:p text:style-name="P7"><text:span text:style-name="T3">for outer_num in range(outer_end):</text:span></text:p>
                <text:p text:style-name="P7"><text:span text:style-name="T3"><text:s text:c="4"/>inner_num = 2</text:span></text:p>
                <text:p text:style-name="P7"><text:span text:style-name="T3"><text:s text:c="4"/>while inner_num &lt;= 4:</text:span></text:p>
                <text:p text:style-name="P7"><text:span text:style-name="T3"><text:s text:c="8"/>if outer_num == 3:</text:span></text:p>
                <text:p text:style-name="P7"><text:span text:style-name="T3"><text:s text:c="12"/>display += 'X' <text:s text:c="3"/></text:span></text:p>
                <text:p text:style-name="P7"><text:span text:style-name="T3"><text:s text:c="8"/>else:</text:span></text:p>
                <text:p text:style-name="P7"><text:span text:style-name="T3"><text:s text:c="12"/>display += str(inner_num)</text:span></text:p>
                <text:p text:style-name="P7"><text:span text:style-name="T3"><text:s text:c="8"/>inner_num += 2</text:span></text:p>
                <text:p text:style-name="P7"><text:span text:style-name="T3"><text:s text:c="4"/>display += '\n'</text:span></text:p>
                <text:p text:style-name="P7"><text:span text:style-name="T3">print(display)</text:span></text:p>
              </text:list-header>
            </text:list>
          </table:table-cell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A"/>
              <table:table-column table:style-name="Table3.E"/>
              <table:table-row>
                <table:table-cell table:style-name="Table3.A1" office:value-type="float" office:value="2">
                  <text:p text:style-name="P13"><text:span text:style-name="Answer">2</text:span></text:p>
                </table:table-cell>
                <table:table-cell table:style-name="Table3.A1" office:value-type="float" office:value="4">
                  <text:p text:style-name="P13"><text:span text:style-name="Answer">4</text:span></text:p>
                </table:table-cell>
                <table:table-cell table:style-name="Table3.C1" office:value-type="string">
                  <text:p text:style-name="P13"/>
                </table:table-cell>
                <table:table-cell table:style-name="Table3.C1" office:value-type="string">
                  <text:p text:style-name="P13"/>
                </table:table-cell>
                <table:table-cell table:style-name="Table3.E1" office:value-type="string">
                  <text:p text:style-name="P13"/>
                </table:table-cell>
              </table:table-row>
              <table:table-row>
                <table:table-cell table:style-name="Table3.A2" office:value-type="float" office:value="2">
                  <text:p text:style-name="P13"><text:span text:style-name="Answer">2</text:span></text:p>
                </table:table-cell>
                <table:table-cell table:style-name="Table3.A2" office:value-type="float" office:value="4">
                  <text:p text:style-name="P13"><text:span text:style-name="Answer">4</text:span></text:p>
                </table:table-cell>
                <table:table-cell table:style-name="Table3.C2" office:value-type="string">
                  <text:p text:style-name="P13"/>
                </table:table-cell>
                <table:table-cell table:style-name="Table3.C2" office:value-type="string">
                  <text:p text:style-name="P13"/>
                </table:table-cell>
                <table:table-cell table:style-name="Table3.E2" office:value-type="string">
                  <text:p text:style-name="P13"/>
                </table:table-cell>
              </table:table-row>
              <table:table-row>
                <table:table-cell table:style-name="Table3.A2" office:value-type="float" office:value="2">
                  <text:p text:style-name="P13"><text:span text:style-name="Answer">2</text:span></text:p>
                </table:table-cell>
                <table:table-cell table:style-name="Table3.A2" office:value-type="float" office:value="4">
                  <text:p text:style-name="P13"><text:span text:style-name="Answer">4</text:span></text:p>
                </table:table-cell>
                <table:table-cell table:style-name="Table3.C2" office:value-type="string">
                  <text:p text:style-name="P13"/>
                </table:table-cell>
                <table:table-cell table:style-name="Table3.C2" office:value-type="string">
                  <text:p text:style-name="P13"/>
                </table:table-cell>
                <table:table-cell table:style-name="Table3.E2" office:value-type="string">
                  <text:p text:style-name="P13"/>
                </table:table-cell>
              </table:table-row>
              <table:table-row>
                <table:table-cell table:style-name="Table3.C2" office:value-type="string">
                  <text:p text:style-name="P13"><text:span text:style-name="Answer">X</text:span></text:p>
                </table:table-cell>
                <table:table-cell table:style-name="Table3.C2" office:value-type="string">
                  <text:p text:style-name="P13"><text:span text:style-name="Answer">X</text:span></text:p>
                </table:table-cell>
                <table:table-cell table:style-name="Table3.C2" office:value-type="string">
                  <text:p text:style-name="P13"/>
                </table:table-cell>
                <table:table-cell table:style-name="Table3.C2" office:value-type="string">
                  <text:p text:style-name="P13"/>
                </table:table-cell>
                <table:table-cell table:style-name="Table3.E2" office:value-type="string">
                  <text:p text:style-name="P13"/>
                </table:table-cell>
              </table:table-row>
              <table:table-row>
                <table:table-cell table:style-name="Table3.C2" office:value-type="string">
                  <text:p text:style-name="P13"/>
                </table:table-cell>
                <table:table-cell table:style-name="Table3.C2" office:value-type="string">
                  <text:p text:style-name="P13"/>
                </table:table-cell>
                <table:table-cell table:style-name="Table3.C2" office:value-type="string">
                  <text:p text:style-name="P13"/>
                </table:table-cell>
                <table:table-cell table:style-name="Table3.C2" office:value-type="string">
                  <text:p text:style-name="P13"/>
                </table:table-cell>
                <table:table-cell table:style-name="Table3.E2" office:value-type="string">
                  <text:p text:style-name="P13"/>
                </table:table-cell>
              </table:table-row>
            </table:table>
            <text:p text:style-name="P13"/>
          </table:table-cell>
        </table:table-row>
      </table:table>
      <text:p text:style-name="P6"><text:span text:style-name="T2"/></text:p>
      <text:list xml:id="list661833333" text:continue-numbering="true" text:style-name="L1">
        <text:list-item>
          <text:p text:style-name="P7"><text:span text:style-name="T2">Create a while loop that is equivalent to the for loop below.<text:line-break/></text:span></text:p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">for i in range(2, 12, 3):</text:p>
            <text:p text:style-name="P16"><text:s text:c="4"/>print(i)</text:p>
            <text:p text:style-name="P16"/>
            <text:p text:style-name="P16"/>
          </table:table-cell>
          <table:table-cell table:style-name="Table7.B1" office:value-type="string">
            <text:p text:style-name="P13"><text:span text:style-name="Answer">i = 2</text:span></text:p>
            <text:p text:style-name="P13"><text:span text:style-name="Answer">while i &lt; 12:</text:span></text:p>
            <text:p text:style-name="P13"><text:span text:style-name="Answer"><text:s text:c="4"/>print(i)</text:span></text:p>
            <text:p text:style-name="P13"><text:span text:style-name="Answer"><text:s text:c="4"/>i += 3</text:span></text:p>
          </table:table-cell>
        </table:table-row>
      </table:table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nswer" style:family="paragraph" style:parent-style-name="Standard">
      <style:paragraph-properties fo:text-align="start" style:justify-single-word="false"/>
      <style:text-properties style:font-name="Courier1" fo:font-size="9pt" fo:font-weight="normal" style:font-size-asian="9pt" style:font-weight-asian="normal" style:font-size-complex="9pt" style:font-weight-complex="normal"/>
    </style:style>
    <style:style style:name="Answer" style:family="paragraph" style:parent-style-name="Standard">
      <style:paragraph-properties fo:text-align="start" style:justify-single-word="false"/>
      <style:text-properties style:font-name="Courier1" fo:font-size="9pt" fo:font-weight="normal" style:font-size-asian="9pt" style:font-weight-asian="normal" style:font-size-complex="9pt" style:font-weight-complex="norma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nswer" style:family="text">
      <style:text-properties fo:color="#009900" style:font-name="Courier1" fo:font-size="9pt" fo:font-weight="bold" style:font-size-asian="9pt" style:font-weight-asian="bold" style:font-size-complex="9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04T03:15:29</meta:creation-date>
    <dc:date>2017-06-06T07:58:30</dc:date>
    <dc:creator>Joe Versoza</dc:creator>
    <meta:editing-duration>P1DT18H56M10S</meta:editing-duration>
    <meta:editing-cycles>39</meta:editing-cycles>
    <meta:generator>OpenOffice/4.1.1$Unix OpenOffice.org_project/411m6$Build-9775</meta:generator>
    <meta:document-statistic meta:table-count="7" meta:image-count="0" meta:object-count="0" meta:page-count="1" meta:paragraph-count="54" meta:word-count="232" meta:character-count="1403"/>
  </office:meta>
</office:document-meta>
</file>